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style:font-size-asian="66pt" style:font-size-complex="66pt"/>
    </style:style>
    <style:style style:name="T1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2" draw:layer="layout" svg:width="27cm" svg:height="23cm" svg:x="1cm" svg:y="10.5cm">
          <text:p text:style-name="P1"><text:span text:style-name="T1">ゆうた</text:span></text:p>
          <text:p text:style-name="P1"><text:span text:style-name="T1">ユースケース図</text:span></text:p>
        </draw:rect>
        <draw:custom-shape draw:style-name="gr2" draw:text-style-name="P2" draw:layer="layout" svg:width="57.4cm" svg:height="8.5cm" svg:x="1cm" svg:y="1cm">
          <text:p text:style-name="P2">タイトル・メンバー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1" draw:text-style-name="P2" draw:layer="layout" svg:width="57.4cm" svg:height="22.5cm" svg:x="1cm" svg:y="35.5cm">
          <text:p text:style-name="P2">あずさ</text:p>
          <text:p text:style-name="P2">アプリの説明やらなんやら</text:p>
        </draw:rect>
        <draw:rect draw:style-name="gr1" draw:text-style-name="P2" draw:layer="layout" svg:width="27cm" svg:height="23cm" svg:x="1cm" svg:y="60.1cm">
          <text:p text:style-name="P2">けんじ</text:p>
          <text:p text:style-name="P2">シーケンス図①</text:p>
          <text:p text:style-name="P2">(アプリの流れ)</text:p>
        </draw:rect>
        <draw:rect draw:style-name="gr1" draw:text-style-name="P2" draw:layer="layout" svg:width="27cm" svg:height="23cm" svg:x="31.4cm" svg:y="10.5cm">
          <text:p text:style-name="P2">なりあき</text:p>
          <text:p text:style-name="P2">クラス図</text:p>
        </draw:rect>
        <draw:rect draw:style-name="gr1" draw:text-style-name="P2" draw:layer="layout" svg:width="28cm" svg:height="23cm" svg:x="30.5cm" svg:y="60.1cm">
          <text:p text:style-name="P2">けい</text:p>
          <text:p text:style-name="P2">シーケンス図②</text:p>
          <text:p text:style-name="P2">(オプション)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HIMABUKURO Azusa</meta:initial-creator>
    <meta:creation-date>2014-01-23T16:27:49</meta:creation-date>
    <dc:date>2014-01-23T16:48:56</dc:date>
    <dc:creator>SHIMABUKURO Azusa</dc:creator>
    <meta:editing-duration>PT5M57S</meta:editing-duration>
    <meta:editing-cycles>1</meta:editing-cycles>
    <meta:document-statistic meta:object-count="6"/>
    <meta:generator>OpenOffice.org/3.3$Unix OpenOffice.org_project/330m20$Build-9567</meta:generator>
  </office:meta>
</office:document-meta>
</file>